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77a3" officeooo:paragraph-rsid="001c77a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c77a3" officeooo:paragraph-rsid="001c77a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34e82" officeooo:paragraph-rsid="00234e82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c77a3" officeooo:paragraph-rsid="001c77a3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officeooo:rsid="001af9bc" officeooo:paragraph-rsid="001d7c77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af9bc" officeooo:paragraph-rsid="0022aa02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normal" officeooo:rsid="0022aa02" officeooo:paragraph-rsid="0022aa02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d7c77" officeooo:paragraph-rsid="001d7c7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size="18pt" style:text-underline-style="none" fo:font-weight="normal" officeooo:rsid="001c77a3" officeooo:paragraph-rsid="001c77a3" style:font-size-asian="15.75pt" style:font-weight-asian="normal" style:font-size-complex="18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34e82"/>
    </style:style>
    <style:style style:name="P11" style:family="paragraph" style:parent-style-name="Standard" style:list-style-name="L2">
      <style:text-properties fo:font-size="14pt" style:text-underline-style="none" fo:font-weight="normal" officeooo:rsid="0021c6d0" officeooo:paragraph-rsid="0021c6d0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22aa02" officeooo:paragraph-rsid="00234e82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text-properties fo:font-size="14pt" style:text-underline-style="none" fo:font-weight="normal" officeooo:rsid="00214cdb" officeooo:paragraph-rsid="00214cdb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text-properties fo:font-size="14pt" style:text-underline-style="none" fo:font-weight="normal" officeooo:rsid="001d7c77" officeooo:paragraph-rsid="001d7c77" style:font-size-asian="12.25pt" style:font-weight-asian="normal" style:font-size-complex="14pt" style:font-weight-complex="normal"/>
    </style:style>
    <style:style style:name="P15" style:family="paragraph" style:parent-style-name="Standard" style:list-style-name="L2">
      <style:text-properties fo:font-size="14pt" style:text-underline-style="none" fo:font-weight="normal" officeooo:rsid="001c827c" officeooo:paragraph-rsid="001c827c" style:font-size-asian="12.25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e3a7a" officeooo:paragraph-rsid="001e3a7a" style:font-size-asian="12.25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c77a3" officeooo:paragraph-rsid="001c77a3" style:font-size-asian="12.25pt" style:font-weight-asian="normal" style:font-size-complex="14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f7541" officeooo:paragraph-rsid="001f7541" style:font-size-asian="12.25pt" style:font-weight-asian="normal" style:font-size-complex="14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bold" officeooo:rsid="001c77a3" officeooo:paragraph-rsid="001c77a3" style:font-size-asian="12.25pt" style:font-weight-asian="bold" style:font-size-complex="14pt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bold" officeooo:rsid="001e3a7a" officeooo:paragraph-rsid="001e3a7a" style:font-size-asian="12.25pt" style:font-weight-asian="bold" style:font-size-complex="14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bold" officeooo:rsid="001f7541" officeooo:paragraph-rsid="001f7541" style:font-size-asian="12.25pt" style:font-weight-asian="bold" style:font-size-complex="14pt" style:font-weight-complex="bold"/>
    </style:style>
    <style:style style:name="P22" style:family="paragraph" style:parent-style-name="Standard" style:list-style-name="L2">
      <style:text-properties fo:font-size="14pt" fo:font-weight="bold" officeooo:rsid="001af9bc" officeooo:paragraph-rsid="00214cdb" style:font-size-asian="12.25pt" style:font-weight-asian="bold" style:font-size-complex="14pt" style:font-weight-complex="bold"/>
    </style:style>
    <style:style style:name="P23" style:family="paragraph" style:parent-style-name="Standard" style:list-style-name="L2">
      <style:text-properties fo:font-size="14pt" fo:font-weight="bold" officeooo:rsid="001af9bc" officeooo:paragraph-rsid="001c827c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af9bc" officeooo:paragraph-rsid="00267877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1af9bc" officeooo:paragraph-rsid="002831d5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67877" officeooo:paragraph-rsid="00267877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1af9bc" officeooo:paragraph-rsid="002831d5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c77a3" officeooo:paragraph-rsid="001c77a3" style:font-size-asian="12.25pt" style:font-weight-asian="normal" style:font-size-complex="14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e3a7a" officeooo:paragraph-rsid="001e3a7a" style:font-size-asian="12.25pt" style:font-weight-asian="bold" style:font-size-complex="14pt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77a3" officeooo:paragraph-rsid="001c77a3" style:font-size-asian="12.25pt" style:font-weight-asian="bold" style:font-size-complex="14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7541" officeooo:paragraph-rsid="001f7541" style:font-size-asian="12.25pt" style:font-weight-asian="bold" style:font-size-complex="14pt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5ac5" officeooo:paragraph-rsid="00215ac5" style:font-size-asian="12.25pt" style:font-weight-asian="bold" style:font-size-complex="14pt" style:font-weight-complex="bold"/>
    </style:style>
    <style:style style:name="P33" style:family="paragraph" style:parent-style-name="Standard">
      <style:text-properties fo:font-size="14pt" officeooo:paragraph-rsid="002831d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9bc" style:font-weight-asian="bold" style:font-weight-complex="bold"/>
    </style:style>
    <style:style style:name="T3" style:family="text">
      <style:text-properties fo:font-weight="bold" officeooo:rsid="001c827c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f7541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1af9bc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15ac5" style:font-weight-asian="normal" style:font-weight-complex="normal"/>
    </style:style>
    <style:style style:name="T11" style:family="text">
      <style:text-properties style:text-underline-style="none" fo:font-weight="normal" officeooo:rsid="0021c6d0" style:font-weight-asian="normal" style:font-weight-complex="normal"/>
    </style:style>
    <style:style style:name="T12" style:family="text">
      <style:text-properties style:text-underline-style="none" fo:font-weight="normal" officeooo:rsid="0022aa02" style:font-weight-asian="normal" style:font-weight-complex="normal"/>
    </style:style>
    <style:style style:name="T13" style:family="text">
      <style:text-properties style:text-underline-style="none" fo:font-weight="normal" officeooo:rsid="00214cdb" style:font-weight-asian="normal" style:font-weight-complex="normal"/>
    </style:style>
    <style:style style:name="T14" style:family="text">
      <style:text-properties style:text-underline-style="none" fo:font-weight="normal" officeooo:rsid="001debcc" style:font-weight-asian="normal" style:font-weight-complex="normal"/>
    </style:style>
    <style:style style:name="T15" style:family="text">
      <style:text-properties style:text-underline-style="none" fo:font-weight="normal" officeooo:rsid="001f5afd" style:font-weight-asian="normal" style:font-weight-complex="normal"/>
    </style:style>
    <style:style style:name="T16" style:family="text">
      <style:text-properties style:text-underline-style="none" fo:font-weight="normal" officeooo:rsid="001d7c77" style:font-weight-asian="normal" style:font-weight-complex="normal"/>
    </style:style>
    <style:style style:name="T17" style:family="text">
      <style:text-properties style:text-underline-style="none" fo:font-weight="normal" officeooo:rsid="001ee6a6" style:font-weight-asian="normal" style:font-weight-complex="normal"/>
    </style:style>
    <style:style style:name="T18" style:family="text">
      <style:text-properties style:text-underline-style="none" fo:font-weight="normal" officeooo:rsid="001c827c" style:font-weight-asian="normal" style:font-weight-complex="normal"/>
    </style:style>
    <style:style style:name="T19" style:family="text">
      <style:text-properties style:text-underline-style="none" fo:font-weight="normal" officeooo:rsid="00267877" style:font-weight-asian="normal" style:font-weight-complex="normal"/>
    </style:style>
    <style:style style:name="T20" style:family="text">
      <style:text-properties style:text-underline-style="none" fo:font-weight="normal" officeooo:rsid="002831d5" style:font-weight-asian="normal" style:font-weight-complex="normal"/>
    </style:style>
    <style:style style:name="T21" style:family="text">
      <style:text-properties style:text-underline-style="none" officeooo:rsid="001f7541"/>
    </style:style>
    <style:style style:name="T22" style:family="text">
      <style:text-properties style:text-underline-style="none" officeooo:rsid="001debcc"/>
    </style:style>
    <style:style style:name="T23" style:family="text">
      <style:text-properties style:text-underline-style="none" officeooo:rsid="001f5afd"/>
    </style:style>
    <style:style style:name="T24" style:family="text">
      <style:text-properties style:text-underline-style="none" officeooo:rsid="001d7c7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f7541" style:font-weight-asian="normal" style:font-weight-complex="normal"/>
    </style:style>
    <style:style style:name="T27" style:family="text">
      <style:text-properties officeooo:rsid="0022f779"/>
    </style:style>
    <style:style style:name="T28" style:family="text">
      <style:text-properties officeooo:rsid="001c827c"/>
    </style:style>
    <style:style style:name="T29" style:family="text">
      <style:text-properties fo:font-size="14pt" style:text-underline-style="none" fo:font-weight="bold" officeooo:rsid="001af9bc" style:font-size-asian="12.25pt" style:font-weight-asian="bold" style:font-size-complex="14pt" style:font-weight-complex="bold"/>
    </style:style>
    <style:style style:name="T30" style:family="text">
      <style:text-properties fo:font-size="14pt" style:text-underline-style="none" fo:font-weight="normal" officeooo:rsid="0021c6d0" style:font-size-asian="12.25pt" style:font-weight-asian="normal" style:font-size-complex="14pt" style:font-weight-complex="normal"/>
    </style:style>
    <style:style style:name="T31" style:family="text">
      <style:text-properties fo:font-size="14pt" style:text-underline-style="solid" style:text-underline-width="auto" style:text-underline-color="font-color" fo:font-weight="normal" officeooo:rsid="001af9bc" style:font-size-asian="12.25pt" style:font-weight-asian="normal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351 – Compiler Design Lab</text:p>
      <text:p text:style-name="P1"/>
      <text:p text:style-name="P1">Project 1 – Scanner (Lexical Analyzer) for C language</text:p>
      <text:p text:style-name="P1"/>
      <text:p text:style-name="P4">TEST CASES</text:p>
      <text:p text:style-name="P4"/>
      <text:p text:style-name="P2">Submitted by :-</text:p>
      <text:p text:style-name="P2">(1) Patel Harsh Rakeshkumar (15CO233)</text:p>
      <text:p text:style-name="P9">(2) Shah Harsh Kamlesh (15CO243)</text:p>
      <text:p text:style-name="P2"/>
      <text:p text:style-name="P3">MAIN TEST CASES</text:p>
      <text:list xml:id="list7248684193181752520" text:style-name="L1">
        <text:list-header>
          <text:p text:style-name="P10"><text:span text:style-name="T29">Test Case – 1<text:line-break/></text:span><text:span text:style-name="T31">Input<text:line-break/></text:span><text:span text:style-name="T30">int main()</text:span></text:p>
        </text:list-header>
      </text:list>
      <text:list xml:id="list359467044466891509" text:style-name="L2">
        <text:list-header>
          <text:p text:style-name="P11">{</text:p>
          <text:p text:style-name="P11"><text:tab/>// single line comment</text:p>
          <text:p text:style-name="P11"><text:tab/></text:p>
          <text:p text:style-name="P11"><text:tab/>/* block</text:p>
          <text:p text:style-name="P11"><text:tab/>comment */</text:p>
          <text:p text:style-name="P11"/>
          <text:p text:style-name="P11"><text:tab/>int a,b,_z;</text:p>
          <text:p text:style-name="P11"><text:tab/>float c;</text:p>
          <text:p text:style-name="P11"/>
          <text:p text:style-name="P11"><text:tab/>a=2;</text:p>
          <text:p text:style-name="P11"><text:tab/>b=10;</text:p>
          <text:p text:style-name="P11"><text:tab/>c=5.3e-3;</text:p>
          <text:p text:style-name="P11"/>
          <text:p text:style-name="P11"><text:tab/>if(a!=2)</text:p>
          <text:p text:style-name="P11"><text:tab/>{</text:p>
          <text:p text:style-name="P11"><text:tab/><text:tab/>a++;</text:p>
          <text:p text:style-name="P11"><text:tab/>}</text:p>
          <text:p text:style-name="P11"><text:tab/>else if(b!=10)</text:p>
          <text:p text:style-name="P11"><text:tab/>{</text:p>
          <text:p text:style-name="P11"><text:tab/><text:tab/>b-=3;</text:p>
          <text:p text:style-name="P11"><text:tab/>}</text:p>
          <text:p text:style-name="P11"><text:tab/>else</text:p>
          <text:p text:style-name="P11"><text:tab/>{</text:p>
          <text:p text:style-name="P11"><text:tab/><text:tab/>(a==b)?a--:b*=2;</text:p>
          <text:p text:style-name="P11"><text:soft-page-break/><text:tab/>}</text:p>
          <text:p text:style-name="P11"/>
          <text:p text:style-name="P11"><text:tab/>/* this is </text:p>
          <text:p text:style-name="P11"><text:tab/>a /* multi-line</text:p>
          <text:p text:style-name="P11"><text:tab/>comment */</text:p>
        </text:list-header>
      </text:list>
      <text:p text:style-name="P6"><text:span text:style-name="T11"><text:tab/><text:tab/>}</text:span><text:span text:style-name="T5"><text:line-break/></text:span><text:span text:style-name="T9"><text:tab/></text:span><text:span text:style-name="T5">Output<text:line-break/></text:span><text:span text:style-name="T12"><text:tab/>int - keyword</text:span></text:p>
      <text:p text:style-name="P7"><text:tab/>main - identifier</text:p>
      <text:p text:style-name="P7"><text:tab/>( - special character</text:p>
      <text:p text:style-name="P7"><text:tab/>) - special character</text:p>
      <text:p text:style-name="P7"><text:tab/>{ - special character</text:p>
      <text:p text:style-name="P7"><text:tab/>int - keyword</text:p>
      <text:p text:style-name="P7"><text:tab/>a - identifier</text:p>
      <text:p text:style-name="P7"><text:tab/>, - special character</text:p>
      <text:p text:style-name="P7"><text:tab/>b - identifier</text:p>
      <text:p text:style-name="P7"><text:tab/>, - special character</text:p>
      <text:p text:style-name="P7"><text:tab/>_z - identifier</text:p>
      <text:p text:style-name="P7"><text:tab/>; - special character</text:p>
      <text:p text:style-name="P7"><text:tab/>float - keyword</text:p>
      <text:p text:style-name="P7"><text:tab/>c - identifier</text:p>
      <text:p text:style-name="P7"><text:tab/>; - special character</text:p>
      <text:p text:style-name="P7"><text:tab/>a - identifier</text:p>
      <text:p text:style-name="P7"><text:tab/>= - operator</text:p>
      <text:p text:style-name="P7"><text:tab/>2 - constant</text:p>
      <text:p text:style-name="P7"><text:tab/>; - special character</text:p>
      <text:p text:style-name="P7"><text:tab/>b - identifier</text:p>
      <text:p text:style-name="P7"><text:tab/>= - operator</text:p>
      <text:p text:style-name="P7"><text:tab/>10 - constant</text:p>
      <text:p text:style-name="P7"><text:tab/>; - special character</text:p>
      <text:p text:style-name="P7"><text:tab/>c - identifier</text:p>
      <text:p text:style-name="P7"><text:tab/>= - operator</text:p>
      <text:p text:style-name="P7"><text:tab/>5.3e-3 - constant</text:p>
      <text:p text:style-name="P7"><text:tab/>; - special character</text:p>
      <text:p text:style-name="P7"><text:tab/>if - keyword</text:p>
      <text:p text:style-name="P7"><text:tab/>( - special character</text:p>
      <text:p text:style-name="P7"><text:tab/>a - identifier</text:p>
      <text:p text:style-name="P7"><text:tab/>!= - operator</text:p>
      <text:p text:style-name="P7"><text:tab/>2 - constant</text:p>
      <text:p text:style-name="P7"><text:tab/>) - special character</text:p>
      <text:p text:style-name="P7"><text:tab/>{ - special character</text:p>
      <text:p text:style-name="P7"><text:tab/>a - identifier</text:p>
      <text:p text:style-name="P7"><text:soft-page-break/><text:tab/>++ - operator</text:p>
      <text:p text:style-name="P7"><text:tab/>; - special character</text:p>
      <text:p text:style-name="P7"><text:tab/>} - special character</text:p>
      <text:p text:style-name="P7"><text:tab/>else - keyword</text:p>
      <text:p text:style-name="P7"><text:tab/>if - keyword</text:p>
      <text:p text:style-name="P7"><text:tab/>( - special character</text:p>
      <text:p text:style-name="P7"><text:tab/>b - identifier</text:p>
      <text:p text:style-name="P7"><text:tab/>!= - operator</text:p>
      <text:p text:style-name="P7"><text:tab/>10 - constant</text:p>
      <text:p text:style-name="P7"><text:tab/>) - special character</text:p>
      <text:p text:style-name="P7"><text:tab/>{ - special character</text:p>
      <text:p text:style-name="P7"><text:tab/>b - identifier</text:p>
      <text:p text:style-name="P7"><text:tab/>-= - operator</text:p>
      <text:p text:style-name="P7"><text:tab/>3 - constant</text:p>
      <text:p text:style-name="P7"><text:tab/>; - special character</text:p>
      <text:p text:style-name="P7"><text:tab/>} - special character</text:p>
      <text:p text:style-name="P7"><text:tab/>else - keyword</text:p>
      <text:p text:style-name="P7"><text:tab/>{ - special character</text:p>
      <text:p text:style-name="P7"><text:tab/>( - special character</text:p>
      <text:p text:style-name="P7"><text:tab/>a - identifier</text:p>
      <text:p text:style-name="P7"><text:tab/>== - operator</text:p>
      <text:p text:style-name="P7"><text:tab/>b - identifier</text:p>
      <text:p text:style-name="P7"><text:tab/>) - special character</text:p>
      <text:p text:style-name="P7"><text:tab/>? - operator</text:p>
      <text:p text:style-name="P7"><text:tab/>a - identifier</text:p>
      <text:p text:style-name="P7"><text:tab/>-- - operator</text:p>
      <text:p text:style-name="P7"><text:tab/>: - operator</text:p>
      <text:p text:style-name="P7"><text:tab/>b - identifier</text:p>
      <text:p text:style-name="P7"><text:tab/>*= - operator</text:p>
      <text:p text:style-name="P7"><text:tab/>2 - constant</text:p>
      <text:p text:style-name="P7"><text:tab/>; - special character</text:p>
      <text:p text:style-name="P7"><text:tab/>} - special character</text:p>
      <text:p text:style-name="P12"><text:tab/>} - special character</text:p>
      <text:p text:style-name="P24"><text:tab/>Test Case – <text:span text:style-name="T28">2</text:span><text:line-break/><text:tab/><text:span text:style-name="T5">Input<text:line-break/></text:span><text:span text:style-name="T19"><text:tab/>void reduce()</text:span></text:p>
      <text:p text:style-name="P26"><text:span text:style-name="T9"><text:tab/>{</text:span></text:p>
      <text:p text:style-name="P26"><text:span text:style-name="T9"><text:tab/><text:tab/>int a=4;</text:span></text:p>
      <text:p text:style-name="P26"><text:span text:style-name="T9"><text:tab/><text:tab/>while(a)</text:span></text:p>
      <text:p text:style-name="P26"><text:span text:style-name="T9"><text:tab/><text:tab/>{</text:span></text:p>
      <text:p text:style-name="P26"><text:span text:style-name="T9"><text:tab/><text:tab/><text:tab/>a--;</text:span></text:p>
      <text:p text:style-name="P26"><text:span text:style-name="T9"><text:tab/><text:tab/>}</text:span></text:p>
      <text:p text:style-name="P26"><text:soft-page-break/><text:span text:style-name="T9"><text:tab/>}</text:span></text:p>
      <text:p text:style-name="P26"><text:span text:style-name="T9"/></text:p>
      <text:p text:style-name="P26"><text:span text:style-name="T9"><text:tab/>int main()</text:span></text:p>
      <text:p text:style-name="P26"><text:span text:style-name="T9"><text:tab/>{</text:span></text:p>
      <text:p text:style-name="P26"><text:span text:style-name="T9"><text:tab/><text:tab/>reduce();</text:span></text:p>
      <text:p text:style-name="P26"><text:span text:style-name="T9"><text:tab/><text:tab/>return 0;</text:span></text:p>
      <text:p text:style-name="P33"><text:span text:style-name="T13"><text:tab/>}</text:span><text:span text:style-name="T5"><text:line-break/>Output<text:line-break/></text:span><text:span text:style-name="T20">void - keyword</text:span></text:p>
      <text:p text:style-name="P27"><text:span text:style-name="T20">reduce - identifier</text:span></text:p>
      <text:p text:style-name="P25"><text:span text:style-name="T20">( - special character</text:span></text:p>
      <text:p text:style-name="P25"><text:span text:style-name="T20">) - special character</text:span></text:p>
      <text:p text:style-name="P25"><text:span text:style-name="T20">{ - special character</text:span></text:p>
      <text:p text:style-name="P25"><text:span text:style-name="T20">int - keyword</text:span></text:p>
      <text:p text:style-name="P25"><text:span text:style-name="T20">a - identifier</text:span></text:p>
      <text:p text:style-name="P25"><text:span text:style-name="T20">= - operator</text:span></text:p>
      <text:p text:style-name="P25"><text:span text:style-name="T20">4 - constant</text:span></text:p>
      <text:p text:style-name="P25"><text:span text:style-name="T20">; - special character</text:span></text:p>
      <text:p text:style-name="P25"><text:span text:style-name="T20">while - keyword</text:span></text:p>
      <text:p text:style-name="P25"><text:span text:style-name="T20">( - special character</text:span></text:p>
      <text:p text:style-name="P25"><text:span text:style-name="T20">a - identifier</text:span></text:p>
      <text:p text:style-name="P25"><text:span text:style-name="T20">) - special character</text:span></text:p>
      <text:p text:style-name="P25"><text:span text:style-name="T20">{ - special character</text:span></text:p>
      <text:p text:style-name="P25"><text:span text:style-name="T20">a - identifier</text:span></text:p>
      <text:p text:style-name="P25"><text:span text:style-name="T20">-- - operator</text:span></text:p>
      <text:p text:style-name="P25"><text:span text:style-name="T20">; - special character</text:span></text:p>
      <text:p text:style-name="P25"><text:span text:style-name="T20">} - special character</text:span></text:p>
      <text:p text:style-name="P25"><text:span text:style-name="T20">} - special character</text:span></text:p>
      <text:p text:style-name="P25"><text:span text:style-name="T20">int - keyword</text:span></text:p>
      <text:p text:style-name="P25"><text:span text:style-name="T20">main - identifier</text:span></text:p>
      <text:p text:style-name="P25"><text:span text:style-name="T20">( - special character</text:span></text:p>
      <text:p text:style-name="P25"><text:span text:style-name="T20">) - special character</text:span></text:p>
      <text:p text:style-name="P25"><text:span text:style-name="T20">{ - special character</text:span></text:p>
      <text:p text:style-name="P25"><text:span text:style-name="T20">reduce - identifier</text:span></text:p>
      <text:p text:style-name="P25"><text:span text:style-name="T20">( - special character</text:span></text:p>
      <text:p text:style-name="P25"><text:span text:style-name="T20">) - special character</text:span></text:p>
      <text:p text:style-name="P25"><text:span text:style-name="T20">; - special character</text:span></text:p>
      <text:p text:style-name="P25"><text:span text:style-name="T20">return - keyword</text:span></text:p>
      <text:p text:style-name="P25"><text:span text:style-name="T20">0 - constant</text:span></text:p>
      <text:p text:style-name="P25"><text:span text:style-name="T20">; - special character</text:span><text:span text:style-name="T13"><text:line-break/>} - special character<text:line-break/></text:span>Test Case – <text:span text:style-name="T28">3</text:span><text:line-break/><text:soft-page-break/><text:span text:style-name="T5">Input<text:line-break/></text:span><text:span text:style-name="T14">int main()<text:line-break/>{<text:line-break/><text:tab/>float a=$;<text:line-break/><text:tab/>a*=5;<text:line-break/><text:tab/>return 0;<text:line-break/>}</text:span><text:span text:style-name="T5"><text:line-break/>Output<text:line-break/></text:span><text:span text:style-name="T14">ERROR – i</text:span><text:span text:style-name="T15">nvalid</text:span><text:span text:style-name="T14"> character </text:span><text:span text:style-name="T15">or constant<text:line-break/></text:span>Test Case – <text:span text:style-name="T28">4</text:span><text:line-break/><text:span text:style-name="T5">Input<text:line-break/></text:span><text:span text:style-name="T16">int main()</text:span></text:p>
      <text:list xml:id="list51358428459399" text:continue-numbering="true" text:style-name="L2">
        <text:list-header>
          <text:p text:style-name="P14">{</text:p>
        </text:list-header>
      </text:list>
      <text:p text:style-name="P8"><text:tab/><text:tab/>int a,b,ans;<text:line-break/><text:tab/><text:tab/>a=2;</text:p>
      <text:p text:style-name="P5"><text:span text:style-name="T16"><text:tab/><text:tab/>b=3;<text:line-break/><text:tab/><text:tab/>if(a&lt;b)<text:line-break/><text:tab/><text:tab/></text:span><text:span text:style-name="T17">{</text:span><text:span text:style-name="T16"><text:tab/><text:line-break/><text:tab/><text:tab/><text:tab/>ans=b;<text:line-break/><text:tab/><text:tab/></text:span><text:span text:style-name="T17">}</text:span><text:span text:style-name="T16"><text:line-break/><text:tab/><text:tab/>else<text:line-break/><text:tab/><text:tab/></text:span><text:span text:style-name="T17">{<text:line-break/></text:span><text:span text:style-name="T16"><text:tab/><text:tab/><text:tab/>ans=a;<text:line-break/><text:tab/><text:tab/></text:span><text:span text:style-name="T17">}</text:span><text:span text:style-name="T16"><text:line-break/><text:tab/><text:tab/>return 0;</text:span></text:p>
      <text:list xml:id="list51359765793672" text:continue-numbering="true" text:style-name="L2">
        <text:list-header>
          <text:p text:style-name="P22"><text:span text:style-name="T16">}</text:span><text:span text:style-name="T5"><text:line-break/>Output<text:line-break/></text:span><text:span text:style-name="T13">int – keyword<text:line-break/>main - identifier<text:line-break/>( - special character<text:line-break/>) - special character<text:line-break/>{ - special character<text:line-break/>int - keyword<text:line-break/>a - identifier<text:line-break/>, - special character<text:line-break/>b - identifier<text:line-break/>, - special character<text:line-break/>ans - identifier<text:line-break/>; - special character<text:line-break/>a - identifier<text:line-break/>= - operator<text:line-break/>2 - constant<text:line-break/></text:span><text:soft-page-break/><text:span text:style-name="T13">; - special character<text:line-break/>b - identifier<text:line-break/>= - operator<text:line-break/>3 - constant<text:line-break/>; - special character<text:line-break/>if - keyword<text:line-break/>( - special character<text:line-break/>a - identifier<text:line-break/>&lt; - operator<text:line-break/>b - identifier<text:line-break/>) - special character<text:line-break/>{ - special character<text:line-break/>ans - identifier<text:line-break/>= - operator<text:line-break/>b - identifier<text:line-break/>; - special character<text:line-break/>} - special character<text:line-break/>else - keyword<text:line-break/>{ - special character<text:line-break/>ans - identifier<text:line-break/>= - operator<text:line-break/>a - identifier<text:line-break/>; - special character<text:line-break/>} - special character<text:line-break/>return - keyword<text:line-break/>0 - constant<text:line-break/>; - special character<text:line-break/>} - <text:s/>special character</text:span></text:p>
          <text:p text:style-name="P23">Test Case – <text:span text:style-name="T28">5</text:span><text:line-break/><text:span text:style-name="T5">Input<text:line-break/></text:span><text:span text:style-name="T18">int main()</text:span></text:p>
          <text:p text:style-name="P23"><text:span text:style-name="T18">{<text:line-break/><text:tab/>// this is a comment<text:line-break/><text:tab/>int a=3;<text:line-break/><text:tab/>/* this is also commented<text:line-break/><text:tab/>a+=2;<text:line-break/><text:tab/>return 0;<text:line-break/>}</text:span><text:span text:style-name="T5"><text:line-break/>Output</text:span></text:p>
          <text:p text:style-name="P15">ERROR – unterminated comment</text:p>
        </text:list-header>
      </text:list>
      <text:p text:style-name="P2"/>
      <text:p text:style-name="P2"><text:soft-page-break/>UNIT TEST CASES</text:p>
      <text:p text:style-name="P2"/>
      <text:list xml:id="list4190755170383694337" text:style-name="L3">
        <text:list-item>
          <text:p text:style-name="P19">Keywords and Identifiers-1</text:p>
          <text:p text:style-name="P28">Input</text:p>
          <text:p text:style-name="P16">int abc float auto z<text:line-break/><text:span text:style-name="T4">Output<text:line-break/></text:span>int – keyword</text:p>
          <text:p text:style-name="P16">abc – identifier</text:p>
          <text:p text:style-name="P16">float – keyword</text:p>
          <text:p text:style-name="P16">auto – keyword</text:p>
          <text:p text:style-name="P16">z – identifier</text:p>
        </text:list-item>
        <text:list-item>
          <text:p text:style-name="P20">Keywords and Identifiers-2<text:line-break/><text:span text:style-name="T5">Input<text:line-break/></text:span><text:span text:style-name="T25">int _a</text:span></text:p>
          <text:p text:style-name="P20"><text:span text:style-name="T25">for main things<text:line-break/></text:span><text:span text:style-name="T5">Output<text:line-break/></text:span><text:span text:style-name="T25">int – keyword</text:span></text:p>
          <text:p text:style-name="P16">_a – identifier</text:p>
          <text:p text:style-name="P16">for – keyword<text:line-break/>main – keyword<text:line-break/>things – identifier</text:p>
        </text:list-item>
        <text:list-item>
          <text:p text:style-name="P20">Numbers-1<text:line-break/><text:span text:style-name="T5">Input<text:line-break/></text:span><text:span text:style-name="T25">int a=3;</text:span></text:p>
          <text:p text:style-name="P20"><text:span text:style-name="T25">float b=2.78;<text:line-break/></text:span><text:span text:style-name="T5">Output<text:line-break/></text:span><text:span text:style-name="T25">int – keyword<text:line-break/>a – identifier<text:line-break/>= - operator<text:line-break/>3 - constant<text:line-break/>; - special character</text:span></text:p>
          <text:p text:style-name="P16">float – keyword<text:line-break/>b – identifier<text:line-break/>= - operator<text:line-break/>2.78 – constant<text:line-break/>; - special character</text:p>
        </text:list-item>
        <text:list-item>
          <text:p text:style-name="P20">Numbers-2<text:line-break/><text:span text:style-name="T5">Input<text:line-break/></text:span><text:span text:style-name="T25">1e2<text:line-break/>5.37<text:line-break/>5e-3<text:line-break/></text:span><text:soft-page-break/><text:span text:style-name="T25">2.1e-3<text:line-break/></text:span><text:span text:style-name="T5">Output<text:line-break/></text:span><text:span text:style-name="T25">1e2 – constant<text:line-break/>5.37 – constant<text:line-break/>5e-3 – constant<text:line-break/>2.1e-3 – constant</text:span></text:p>
        </text:list-item>
        <text:list-item>
          <text:p text:style-name="P20">Special Symbols-1<text:line-break/><text:span text:style-name="T5">Input</text:span></text:p>
          <text:p text:style-name="P16">int a,b;</text:p>
          <text:p text:style-name="P29"><text:span text:style-name="T25">Output<text:line-break/></text:span><text:span text:style-name="T9">int – keyword<text:line-break/>a – identifier</text:span></text:p>
          <text:p text:style-name="P16">, - special character</text:p>
          <text:p text:style-name="P16">b – identifier</text:p>
          <text:p text:style-name="P16">; - special character</text:p>
        </text:list-item>
        <text:list-item>
          <text:p text:style-name="P20">Special Symbols-<text:span text:style-name="T27">2</text:span><text:line-break/><text:span text:style-name="T5">Input<text:line-break/></text:span><text:span text:style-name="T25">int main()</text:span></text:p>
          <text:p text:style-name="P16">{</text:p>
          <text:list>
            <text:list-header>
              <text:p text:style-name="P16">// comment</text:p>
            </text:list-header>
          </text:list>
          <text:p text:style-name="P20"><text:span text:style-name="T25">}<text:line-break/></text:span><text:span text:style-name="T6">Output<text:line-break/></text:span><text:span text:style-name="T26">int – keyword<text:line-break/>main – identifier<text:line-break/>( - special character<text:line-break/>) - special character<text:line-break/>{ - special character</text:span></text:p>
          <text:p text:style-name="P21"><text:span text:style-name="T26">} - </text:span><text:span text:style-name="T25">special character</text:span></text:p>
        </text:list-item>
        <text:list-item>
          <text:p text:style-name="P17"><text:span text:style-name="T1">Comments-1</text:span><text:line-break/><text:span text:style-name="T4">Input</text:span></text:p>
          <text:p text:style-name="P17">int a;</text:p>
          <text:p text:style-name="P17">// this is a comment</text:p>
          <text:p text:style-name="P17">outside </text:p>
          <text:p text:style-name="P17">/* new comment</text:p>
          <text:p text:style-name="P17">which is </text:p>
          <text:p text:style-name="P17">going on */</text:p>
          <text:p text:style-name="P28">Output</text:p>
          <text:p text:style-name="P17">int – keyword</text:p>
          <text:p text:style-name="P17">a – identifier</text:p>
          <text:p text:style-name="P17">; - special charcter</text:p>
          <text:p text:style-name="P17">outside – identifier</text:p>
        </text:list-item>
        <text:list-item>
          <text:p text:style-name="P19"><text:soft-page-break/>Comments-2<text:line-break/><text:span text:style-name="T5">Input<text:line-break/></text:span><text:span text:style-name="T25">/* inside</text:span></text:p>
          <text:p text:style-name="P17">/* the comment</text:p>
          <text:p text:style-name="P17">and still in */</text:p>
          <text:p text:style-name="P17">are we out?</text:p>
          <text:p text:style-name="P17">/* comment started </text:p>
          <text:p text:style-name="P17">and will end */ </text:p>
          <text:p text:style-name="P17">end it again */</text:p>
          <text:p text:style-name="P30"><text:span text:style-name="T25">Output<text:line-break/></text:span><text:span text:style-name="T9">are – identifier</text:span></text:p>
          <text:p text:style-name="P17">we – identifier</text:p>
          <text:p text:style-name="P17">out – identifier</text:p>
          <text:p text:style-name="P17">? - operator<text:line-break/>end – identifier</text:p>
          <text:p text:style-name="P17">it – identifier</text:p>
          <text:p text:style-name="P17">again – identifier <text:line-break/>* - operator</text:p>
          <text:p text:style-name="P17">/ - operator</text:p>
        </text:list-item>
        <text:list-item>
          <text:p text:style-name="P19">Comments-3</text:p>
          <text:p text:style-name="P28">Input<text:line-break/><text:span text:style-name="T8">int a;</text:span></text:p>
          <text:p text:style-name="P28"><text:span text:style-name="T8">/* lets not end the comment<text:line-break/></text:span>Output<text:line-break/><text:span text:style-name="T8">ERROR – unterminated commen</text:span><text:span text:style-name="T21">ts</text:span></text:p>
        </text:list-item>
        <text:list-item>
          <text:p text:style-name="P31"><text:span text:style-name="T8">Operator-1<text:line-break/></text:span><text:span text:style-name="T25">Input<text:line-break/></text:span><text:span text:style-name="T9">a+b/c</text:span></text:p>
          <text:p text:style-name="P31"><text:span text:style-name="T9">d++<text:line-break/></text:span><text:span text:style-name="T25">Output<text:line-break/></text:span><text:span text:style-name="T9">a – identifier</text:span></text:p>
          <text:p text:style-name="P18">+ - operator</text:p>
          <text:p text:style-name="P18">b – identifier</text:p>
          <text:p text:style-name="P18">/ - operator</text:p>
          <text:p text:style-name="P18">d – identifier</text:p>
          <text:p text:style-name="P18">++ - operator</text:p>
        </text:list-item>
        <text:list-item>
          <text:p text:style-name="P31"><text:span text:style-name="T8">Operator-2<text:line-break/></text:span><text:span text:style-name="T25">Input<text:line-break/></text:span><text:span text:style-name="T9">if(a&lt;=3)</text:span></text:p>
          <text:p text:style-name="P31"><text:span text:style-name="T9">b=2;<text:line-break/></text:span><text:span text:style-name="T25">Output<text:line-break/></text:span><text:span text:style-name="T9">if – </text:span><text:span text:style-name="T10">keyword</text:span></text:p>
          <text:p text:style-name="P32"><text:soft-page-break/><text:span text:style-name="T10">( - </text:span><text:span text:style-name="T9">special character</text:span><text:span text:style-name="T10"><text:line-break/></text:span><text:span text:style-name="T9">a - identifier<text:line-break/>&lt;= - operator<text:line-break/>3 - constant<text:line-break/>b - identifier<text:line-break/>= - operator<text:line-break/>2 - constant<text:line-break/>; - special charact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1:50:36.258918785</meta:creation-date>
    <dc:date>2018-01-10T05:13:57.916597125</dc:date>
    <meta:editing-duration>PT1H12M26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10" meta:paragraph-count="218" meta:word-count="957" meta:character-count="5171" meta:non-whitespace-character-count="4233"/>
  </office:meta>
</office:document-meta>
</file>